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1.18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weight="bold" style:font-weight-asian="bold" style:font-weight-complex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4"/>
        <table:table-column table:style-name="co4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Width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Animation</text:p>
          </table:table-cell>
          <table:table-cell table:style-name="ce3" office:value-type="string">
            <text:p>Frames Height</text:p>
          </table:table-cell>
          <table:table-cell table:style-name="ce3" office:value-type="string">
            <text:p>Frames Width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ackground0</text:p>
          </table:table-cell>
          <table:table-cell office:value-type="string">
            <text:p>Level background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lock0</text:p>
          </table:table-cell>
          <table:table-cell office:value-type="string">
            <text:p>Block used for border and platforms</text:p>
          </table:table-cell>
          <table:table-cell table:number-columns-repeated="2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lock1</text:p>
          </table:table-cell>
          <table:table-cell office:value-type="string">
            <text:p>Block picked up by player one and dropped by player two</text:p>
          </table:table-cell>
          <table:table-cell table:number-columns-repeated="2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exitandwallsDoor</text:p>
          </table:table-cell>
          <table:table-cell office:value-type="string">
            <text:p>Doorway into the next lev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office:value-type="string">
            <text:p>exitandwallsWall</text:p>
          </table:table-cell>
          <table:table-cell office:value-type="string">
            <text:p>Corrugated metal wall next to entry/exit of levels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office:value-type="string">
            <text:p>Building*</text:p>
          </table:table-cell>
          <table:table-cell office:value-type="string">
            <text:p>Background buildings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A Button</text:p>
          </table:table-cell>
          <table:table-cell table:number-columns-repeated="2"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X Button</text:p>
          </table:table-cell>
          <table:table-cell table:number-columns-repeated="2"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string">
            <text:p>Cloud*</text:p>
          </table:table-cell>
          <table:table-cell office:value-type="string">
            <text:p>Background clouds</text:p>
          </table:table-cell>
          <table:table-cell office:value-type="string">
            <text:p>35+-</text:p>
          </table:table-cell>
          <table:table-cell office:value-type="string">
            <text:p>250+-</text:p>
          </table:table-cell>
          <table:table-cell table:number-columns-repeated="1019"/>
        </table:table-row>
        <table:table-row table:style-name="ro1">
          <table:table-cell office:value-type="string">
            <text:p>crane</text:p>
          </table:table-cell>
          <table:table-cell office:value-type="string">
            <text:p>Speak to me about it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office:value-type="string">
            <text:p>Builderbot</text:p>
          </table:table-cell>
          <table:table-cell office:value-type="string">
            <text:p>Mechanised robots for building site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office:value-type="string">
            <text:p>Yes</text:p>
          </table:table-cell>
          <table:table-cell table:number-columns-repeated="2" office:value-type="string">
            <text:p>Any</text:p>
          </table:table-cell>
          <table:table-cell table:number-columns-repeated="1016"/>
        </table:table-row>
        <table:table-row table:style-name="ro1">
          <table:table-cell office:value-type="string">
            <text:p>foreman</text:p>
          </table:table-cell>
          <table:table-cell office:value-type="string">
            <text:p>Human foreman in charge of robots</text:p>
          </table:table-cell>
          <table:table-cell office:value-type="float" office:value="32">
            <text:p>32</text:p>
          </table:table-cell>
          <table:table-cell table:formula="of:=&quot;218-&quot;" office:value-type="string" office:string-value="218-">
            <text:p>218-</text:p>
          </table:table-cell>
          <table:table-cell table:number-columns-repeated="1019"/>
        </table:table-row>
        <table:table-row table:style-name="ro1">
          <table:table-cell office:value-type="string">
            <text:p>girlakin_standing</text:p>
          </table:table-cell>
          <table:table-cell office:value-type="string">
            <text:p>Little girl standing still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string">
            <text:p>No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girlakin_running</text:p>
          </table:table-cell>
          <table:table-cell office:value-type="string">
            <text:p>Little girl running</text:p>
          </table:table-cell>
          <table:table-cell office:value-type="float" office:value="460">
            <text:p>460</text:p>
          </table:table-cell>
          <table:table-cell office:value-type="float" office:value="256">
            <text:p>256</text:p>
          </table:table-cell>
          <table:table-cell office:value-type="string">
            <text:p>Yes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table:number-columns-repeated="1016"/>
        </table:table-row>
        <table:table-row table:style-name="ro1">
          <table:table-cell office:value-type="string">
            <text:p>scaffolding_blank</text:p>
          </table:table-cell>
          <table:table-cell office:value-type="string">
            <text:p>Vertical piece of scaffolding</text:p>
          </table:table-cell>
          <table:table-cell office:value-type="float" office:value="38">
            <text:p>38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1">
          <table:table-cell office:value-type="string">
            <text:p>scaffolding_leftend</text:p>
          </table:table-cell>
          <table:table-cell office:value-type="string">
            <text:p>Vertical piece, upper horizontal and crossbar</text:p>
          </table:table-cell>
          <table:table-cell office:value-type="float" office:value="245">
            <text:p>245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1">
          <table:table-cell office:value-type="string">
            <text:p>scaffolding_middle</text:p>
          </table:table-cell>
          <table:table-cell office:value-type="string">
            <text:p>As above, with matching crossbar at bottom of vertical</text:p>
          </table:table-cell>
          <table:table-cell office:value-type="float" office:value="254">
            <text:p>254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1">
          <table:table-cell office:value-type="string">
            <text:p>scaffolding_rightend</text:p>
          </table:table-cell>
          <table:table-cell office:value-type="string">
            <text:p>Vertical piece with matching crossbar at bottom of vertical</text:p>
          </table:table-cell>
          <table:table-cell office:value-type="float" office:value="38">
            <text:p>38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2">
          <table:table-cell office:value-type="string">
            <text:p>wayway_running</text:p>
          </table:table-cell>
          <table:table-cell office:value-type="string">
            <text:p>Android running</text:p>
          </table:table-cell>
          <table:table-cell office:value-type="float" office:value="460">
            <text:p>460</text:p>
          </table:table-cell>
          <table:table-cell office:value-type="float" office:value="256">
            <text:p>256</text:p>
          </table:table-cell>
          <table:table-cell office:value-type="string">
            <text:p>Yes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table:number-columns-repeated="1016"/>
        </table:table-row>
        <table:table-row table:style-name="ro2">
          <table:table-cell office:value-type="string">
            <text:p>wayway_standing</text:p>
          </table:table-cell>
          <table:table-cell office:value-type="string">
            <text:p>Android standing still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>
            <text:p>head</text:p>
          </table:table-cell>
          <table:table-cell office:value-type="string">
            <text:p>Head of android</text:p>
          </table:table-cell>
          <table:table-cell table:number-columns-repeated="1021"/>
        </table:table-row>
        <table:table-row table:style-name="ro1">
          <table:table-cell office:value-type="string">
            <text:p>larm</text:p>
          </table:table-cell>
          <table:table-cell office:value-type="string">
            <text:p>Left arm of android</text:p>
          </table:table-cell>
          <table:table-cell table:number-columns-repeated="1021"/>
        </table:table-row>
        <table:table-row table:style-name="ro1">
          <table:table-cell office:value-type="string">
            <text:p>rarm</text:p>
          </table:table-cell>
          <table:table-cell office:value-type="string">
            <text:p>Right arm of android</text:p>
          </table:table-cell>
          <table:table-cell table:number-columns-repeated="1021"/>
        </table:table-row>
        <table:table-row table:style-name="ro1">
          <table:table-cell office:value-type="string">
            <text:p>lleg</text:p>
          </table:table-cell>
          <table:table-cell office:value-type="string">
            <text:p>Left leg of android</text:p>
          </table:table-cell>
          <table:table-cell table:number-columns-repeated="1021"/>
        </table:table-row>
        <table:table-row table:style-name="ro1">
          <table:table-cell office:value-type="string">
            <text:p>rleg</text:p>
          </table:table-cell>
          <table:table-cell office:value-type="string">
            <text:p>Right leg of android</text:p>
          </table:table-cell>
          <table:table-cell table:number-columns-repeated="1021"/>
        </table:table-row>
        <table:table-row table:style-name="ro1">
          <table:table-cell office:value-type="string">
            <text:p>torso</text:p>
          </table:table-cell>
          <table:table-cell office:value-type="string">
            <text:p>Torso of android</text:p>
          </table:table-cell>
          <table:table-cell table:number-columns-repeated="1021"/>
        </table:table-row>
        <table:table-row table:style-name="ro1" table:number-rows-repeated="65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19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6T19:30:11.72</meta:creation-date>
    <meta:editing-duration>PT00H04M56S</meta:editing-duration>
    <meta:editing-cycles>2</meta:editing-cycles>
    <meta:generator>OpenOffice.org/3.1$Win32 OpenOffice.org_project/310m19$Build-9420</meta:generator>
    <meta:initial-creator>Lugana Selacious</meta:initial-creator>
    <dc:date>2010-07-26T19:35:07.75</dc:date>
    <dc:creator>Lugana Selacious</dc:creator>
    <meta:document-statistic meta:table-count="3" meta:cell-count="110" meta:object-count="0"/>
  </office:meta>
</office:document-meta>
</file>